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9244in"/>
    </style:style>
    <style:style style:name="co2" style:family="table-column">
      <style:table-column-properties fo:break-before="auto" style:column-width="2.58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mple 2 Clad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Clade</text:p>
          </table:table-cell>
          <table:table-cell office:value-type="string" calcext:value-type="string">
            <text:p>Clade 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aleatoria</text:p>
          </table:table-cell>
          <table:table-cell office:value-type="string" calcext:value-type="string">
            <text:p>Phyal_NZFS4037.fna</text:p>
          </table:table-cell>
          <table:table-cell table:formula="of:=VLOOKUP([.A2];['Clade Mapping'.$A$1:.$B$43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10300.fna</text:p>
          </table:table-cell>
          <table:table-cell table:formula="of:=VLOOKUP([.A3];['Clade Mapping'.$A$1:.$B$43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11-40.fna</text:p>
          </table:table-cell>
          <table:table-cell table:formula="of:=VLOOKUP([.A4];['Clade Mapping'.$A$1:.$B$43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12-420.fna</text:p>
          </table:table-cell>
          <table:table-cell table:formula="of:=VLOOKUP([.A5];['Clade Mapping'.$A$1:.$B$43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15-13.fna</text:p>
          </table:table-cell>
          <table:table-cell table:formula="of:=VLOOKUP([.A6];['Clade Mapping'.$A$1:.$B$43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15-7.fna</text:p>
          </table:table-cell>
          <table:table-cell table:formula="of:=VLOOKUP([.A7];['Clade Mapping'.$A$1:.$B$43];2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17-21.fna</text:p>
          </table:table-cell>
          <table:table-cell table:formula="of:=VLOOKUP([.A8];['Clade Mapping'.$A$1:.$B$43];2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2003-3.fna</text:p>
          </table:table-cell>
          <table:table-cell table:formula="of:=VLOOKUP([.A9];['Clade Mapping'.$A$1:.$B$43];2;0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4032.fna</text:p>
          </table:table-cell>
          <table:table-cell table:formula="of:=VLOOKUP([.A10];['Clade Mapping'.$A$1:.$B$43];2;0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4040.fna</text:p>
          </table:table-cell>
          <table:table-cell table:formula="of:=VLOOKUP([.A11];['Clade Mapping'.$A$1:.$B$43];2;0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62471.fna</text:p>
          </table:table-cell>
          <table:table-cell table:formula="of:=VLOOKUP([.A12];['Clade Mapping'.$A$1:.$B$43];2;0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NZFS3830.fna</text:p>
          </table:table-cell>
          <table:table-cell table:formula="of:=VLOOKUP([.A13];['Clade Mapping'.$A$1:.$B$43];2;0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P295.fna</text:p>
          </table:table-cell>
          <table:table-cell table:formula="of:=VLOOKUP([.A14];['Clade Mapping'.$A$1:.$B$43];2;0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P404.fna</text:p>
          </table:table-cell>
          <table:table-cell table:formula="of:=VLOOKUP([.A15];['Clade Mapping'.$A$1:.$B$43];2;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P415.fna</text:p>
          </table:table-cell>
          <table:table-cell table:formula="of:=VLOOKUP([.A16];['Clade Mapping'.$A$1:.$B$43];2;0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P416.fna</text:p>
          </table:table-cell>
          <table:table-cell table:formula="of:=VLOOKUP([.A17];['Clade Mapping'.$A$1:.$B$43];2;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P421.fna</text:p>
          </table:table-cell>
          <table:table-cell table:formula="of:=VLOOKUP([.A18];['Clade Mapping'.$A$1:.$B$43];2;0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PC13-15.fna</text:p>
          </table:table-cell>
          <table:table-cell table:formula="of:=VLOOKUP([.A19];['Clade Mapping'.$A$1:.$B$43];2;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R36-14.fna</text:p>
          </table:table-cell>
          <table:table-cell table:formula="of:=VLOOKUP([.A20];['Clade Mapping'.$A$1:.$B$43];2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idaei</text:p>
          </table:table-cell>
          <table:table-cell office:value-type="string" calcext:value-type="string">
            <text:p>Phyid_SCRP370.fna</text:p>
          </table:table-cell>
          <table:table-cell table:formula="of:=VLOOKUP([.A21];['Clade Mapping'.$A$1:.$B$43];2;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idaei</text:p>
          </table:table-cell>
          <table:table-cell office:value-type="string" calcext:value-type="string">
            <text:p>Phyid_SCRP371.fna</text:p>
          </table:table-cell>
          <table:table-cell table:formula="of:=VLOOKUP([.A22];['Clade Mapping'.$A$1:.$B$43];2;0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idaei</text:p>
          </table:table-cell>
          <table:table-cell office:value-type="string" calcext:value-type="string">
            <text:p>Phyid_SCRP376.fna</text:p>
          </table:table-cell>
          <table:table-cell table:formula="of:=VLOOKUP([.A23];['Clade Mapping'.$A$1:.$B$43];2;0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infestans</text:p>
          </table:table-cell>
          <table:table-cell office:value-type="string" calcext:value-type="string">
            <text:p>Phyin_KR_2_A2.fna</text:p>
          </table:table-cell>
          <table:table-cell table:formula="of:=VLOOKUP([.A24];['Clade Mapping'.$A$1:.$B$43];2;0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infestans T30-4</text:p>
          </table:table-cell>
          <table:table-cell office:value-type="string" calcext:value-type="string">
            <text:p>Phyin_T30-4.fna</text:p>
          </table:table-cell>
          <table:table-cell table:formula="of:=VLOOKUP([.A25];['Clade Mapping'.$A$1:.$B$43];2;0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nicotianae</text:p>
          </table:table-cell>
          <table:table-cell office:value-type="string" calcext:value-type="string">
            <text:p>Phyni_JM01.fna</text:p>
          </table:table-cell>
          <table:table-cell table:formula="of:=VLOOKUP([.A26];['Clade Mapping'.$A$1:.$B$43];2;0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nicotianae</text:p>
          </table:table-cell>
          <table:table-cell office:value-type="string" calcext:value-type="string">
            <text:p>Phyni_race0.fna</text:p>
          </table:table-cell>
          <table:table-cell table:formula="of:=VLOOKUP([.A27];['Clade Mapping'.$A$1:.$B$43];2;0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nicotianae</text:p>
          </table:table-cell>
          <table:table-cell office:value-type="string" calcext:value-type="string">
            <text:p>Phyni_race1.fna</text:p>
          </table:table-cell>
          <table:table-cell table:formula="of:=VLOOKUP([.A28];['Clade Mapping'.$A$1:.$B$43];2;0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parasitica</text:p>
          </table:table-cell>
          <table:table-cell office:value-type="string" calcext:value-type="string">
            <text:p>Phypa_CHvinca01.fna</text:p>
          </table:table-cell>
          <table:table-cell table:formula="of:=VLOOKUP([.A29];['Clade Mapping'.$A$1:.$B$43];2;0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parasitica</text:p>
          </table:table-cell>
          <table:table-cell office:value-type="string" calcext:value-type="string">
            <text:p>Phypa_CJ02B3.fna</text:p>
          </table:table-cell>
          <table:table-cell table:formula="of:=VLOOKUP([.A30];['Clade Mapping'.$A$1:.$B$43];2;0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parasitica</text:p>
          </table:table-cell>
          <table:table-cell office:value-type="string" calcext:value-type="string">
            <text:p>Phypa_CJ05E6.fna</text:p>
          </table:table-cell>
          <table:table-cell table:formula="of:=VLOOKUP([.A31];['Clade Mapping'.$A$1:.$B$43];2;0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parasitica</text:p>
          </table:table-cell>
          <table:table-cell office:value-type="string" calcext:value-type="string">
            <text:p>Phypa_IAC_01_95.fna</text:p>
          </table:table-cell>
          <table:table-cell table:formula="of:=VLOOKUP([.A32];['Clade Mapping'.$A$1:.$B$43];2;0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parasitica INRA-310</text:p>
          </table:table-cell>
          <table:table-cell office:value-type="string" calcext:value-type="string">
            <text:p>Phypa_INRA-310.fna</text:p>
          </table:table-cell>
          <table:table-cell table:formula="of:=VLOOKUP([.A33];['Clade Mapping'.$A$1:.$B$43];2;0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psici</text:p>
          </table:table-cell>
          <table:table-cell office:value-type="string" calcext:value-type="string">
            <text:p>Phyca_CPV-219.fna</text:p>
          </table:table-cell>
          <table:table-cell table:formula="of:=VLOOKUP([.A34];['Clade Mapping'.$A$1:.$B$43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psici</text:p>
          </table:table-cell>
          <table:table-cell office:value-type="string" calcext:value-type="string">
            <text:p>Phyca_CPV-262.fna</text:p>
          </table:table-cell>
          <table:table-cell table:formula="of:=VLOOKUP([.A35];['Clade Mapping'.$A$1:.$B$43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psici</text:p>
          </table:table-cell>
          <table:table-cell office:value-type="string" calcext:value-type="string">
            <text:p>Phyca_CPV-267.fna</text:p>
          </table:table-cell>
          <table:table-cell table:formula="of:=VLOOKUP([.A36];['Clade Mapping'.$A$1:.$B$43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psici</text:p>
          </table:table-cell>
          <table:table-cell office:value-type="string" calcext:value-type="string">
            <text:p>Phyca_CPV-270.fna</text:p>
          </table:table-cell>
          <table:table-cell table:formula="of:=VLOOKUP([.A37];['Clade Mapping'.$A$1:.$B$43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psici</text:p>
          </table:table-cell>
          <table:table-cell office:value-type="string" calcext:value-type="string">
            <text:p>Phyca_CPV-277.fna</text:p>
          </table:table-cell>
          <table:table-cell table:formula="of:=VLOOKUP([.A38];['Clade Mapping'.$A$1:.$B$43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psici</text:p>
          </table:table-cell>
          <table:table-cell office:value-type="string" calcext:value-type="string">
            <text:p>Phyca_CPV-302.fna</text:p>
          </table:table-cell>
          <table:table-cell table:formula="of:=VLOOKUP([.A39];['Clade Mapping'.$A$1:.$B$43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psici</text:p>
          </table:table-cell>
          <table:table-cell office:value-type="string" calcext:value-type="string">
            <text:p>Phyca_JHAI1-7.fna</text:p>
          </table:table-cell>
          <table:table-cell table:formula="of:=VLOOKUP([.A40];['Clade Mapping'.$A$1:.$B$43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psici</text:p>
          </table:table-cell>
          <table:table-cell office:value-type="string" calcext:value-type="string">
            <text:p>Phyca_KPC-7.fna</text:p>
          </table:table-cell>
          <table:table-cell table:formula="of:=VLOOKUP([.A41];['Clade Mapping'.$A$1:.$B$43];2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psici</text:p>
          </table:table-cell>
          <table:table-cell office:value-type="string" calcext:value-type="string">
            <text:p>Phyca_LT1534-B.fna</text:p>
          </table:table-cell>
          <table:table-cell table:formula="of:=VLOOKUP([.A42];['Clade Mapping'.$A$1:.$B$43];2;0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psici</text:p>
          </table:table-cell>
          <table:table-cell office:value-type="string" calcext:value-type="string">
            <text:p>Phyca_MY-1.fna</text:p>
          </table:table-cell>
          <table:table-cell table:formula="of:=VLOOKUP([.A43];['Clade Mapping'.$A$1:.$B$43];2;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olocasiae</text:p>
          </table:table-cell>
          <table:table-cell office:value-type="string" calcext:value-type="string">
            <text:p>Phyco_7290.fna</text:p>
          </table:table-cell>
          <table:table-cell table:formula="of:=VLOOKUP([.A44];['Clade Mapping'.$A$1:.$B$43];2;0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multivora</text:p>
          </table:table-cell>
          <table:table-cell office:value-type="string" calcext:value-type="string">
            <text:p>Phymu_NZFS3378.fna</text:p>
          </table:table-cell>
          <table:table-cell table:formula="of:=VLOOKUP([.A45];['Clade Mapping'.$A$1:.$B$43];2;0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multivora</text:p>
          </table:table-cell>
          <table:table-cell office:value-type="string" calcext:value-type="string">
            <text:p>Phymu_NZFS3448.fna</text:p>
          </table:table-cell>
          <table:table-cell table:formula="of:=VLOOKUP([.A46];['Clade Mapping'.$A$1:.$B$43];2;0)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plurivora</text:p>
          </table:table-cell>
          <table:table-cell office:value-type="string" calcext:value-type="string">
            <text:p>Phypl_AV1007.fna</text:p>
          </table:table-cell>
          <table:table-cell table:formula="of:=VLOOKUP([.A47];['Clade Mapping'.$A$1:.$B$43];2;0)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pluvialis</text:p>
          </table:table-cell>
          <table:table-cell office:value-type="string" calcext:value-type="string">
            <text:p>Phypl_LC9-1.fna</text:p>
          </table:table-cell>
          <table:table-cell table:formula="of:=VLOOKUP([.A48];['Clade Mapping'.$A$1:.$B$43];2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pluvialis</text:p>
          </table:table-cell>
          <table:table-cell office:value-type="string" calcext:value-type="string">
            <text:p>Phypl_NZFS3000.fna</text:p>
          </table:table-cell>
          <table:table-cell table:formula="of:=VLOOKUP([.A49];['Clade Mapping'.$A$1:.$B$43];2;0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pseudosyringae</text:p>
          </table:table-cell>
          <table:table-cell office:value-type="string" calcext:value-type="string">
            <text:p>Phyps_PR13-731.fna</text:p>
          </table:table-cell>
          <table:table-cell table:formula="of:=VLOOKUP([.A50];['Clade Mapping'.$A$1:.$B$43];2;0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 pseudosyringae</text:p>
          </table:table-cell>
          <table:table-cell office:value-type="string" calcext:value-type="string">
            <text:p>Phyps_SCRP734.fna</text:p>
          </table:table-cell>
          <table:table-cell table:formula="of:=VLOOKUP([.A51];['Clade Mapping'.$A$1:.$B$43];2;0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litchii</text:p>
          </table:table-cell>
          <table:table-cell office:value-type="string" calcext:value-type="string">
            <text:p>Phyli_SHS3.fna</text:p>
          </table:table-cell>
          <table:table-cell table:formula="of:=VLOOKUP([.A52];['Clade Mapping'.$A$1:.$B$43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megakarya</text:p>
          </table:table-cell>
          <table:table-cell office:value-type="string" calcext:value-type="string">
            <text:p>Phyme_zdho120.fna</text:p>
          </table:table-cell>
          <table:table-cell table:formula="of:=VLOOKUP([.A53];['Clade Mapping'.$A$1:.$B$43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palmivora</text:p>
          </table:table-cell>
          <table:table-cell office:value-type="string" calcext:value-type="string">
            <text:p>Phypa_B4PPRK_Kuching_Sarawak.fna</text:p>
          </table:table-cell>
          <table:table-cell table:formula="of:=VLOOKUP([.A54];['Clade Mapping'.$A$1:.$B$43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palmivora var. palmivora</text:p>
          </table:table-cell>
          <table:table-cell office:value-type="string" calcext:value-type="string">
            <text:p>Phypa_var.palmivora_sbr112.9.fna</text:p>
          </table:table-cell>
          <table:table-cell table:formula="of:=VLOOKUP([.A55];['Clade Mapping'.$A$1:.$B$43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agathidicida</text:p>
          </table:table-cell>
          <table:table-cell office:value-type="string" calcext:value-type="string">
            <text:p>Phyag_NZFS3770.fna</text:p>
          </table:table-cell>
          <table:table-cell table:formula="of:=VLOOKUP([.A56];['Clade Mapping'.$A$1:.$B$43];2;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agathidicida</text:p>
          </table:table-cell>
          <table:table-cell office:value-type="string" calcext:value-type="string">
            <text:p>Phyag_NZFS3772.fna</text:p>
          </table:table-cell>
          <table:table-cell table:formula="of:=VLOOKUP([.A57];['Clade Mapping'.$A$1:.$B$43];2;0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hlamydospora</text:p>
          </table:table-cell>
          <table:table-cell office:value-type="string" calcext:value-type="string">
            <text:p>Phych_P17-99.fna</text:p>
          </table:table-cell>
          <table:table-cell table:formula="of:=VLOOKUP([.A58];['Clade Mapping'.$A$1:.$B$43];2;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gonapodyides</text:p>
          </table:table-cell>
          <table:table-cell office:value-type="string" calcext:value-type="string">
            <text:p>Phygo_P17-128.fna</text:p>
          </table:table-cell>
          <table:table-cell table:formula="of:=VLOOKUP([.A59];['Clade Mapping'.$A$1:.$B$43];2;0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pinifolia</text:p>
          </table:table-cell>
          <table:table-cell office:value-type="string" calcext:value-type="string">
            <text:p>Phypi_CBS122922.fna</text:p>
          </table:table-cell>
          <table:table-cell table:formula="of:=VLOOKUP([.A60];['Clade Mapping'.$A$1:.$B$43];2;0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ambivora</text:p>
          </table:table-cell>
          <table:table-cell office:value-type="string" calcext:value-type="string">
            <text:p>Phyca_CBS114087.fna</text:p>
          </table:table-cell>
          <table:table-cell table:formula="of:=VLOOKUP([.A61];['Clade Mapping'.$A$1:.$B$43];2;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innamomi</text:p>
          </table:table-cell>
          <table:table-cell office:value-type="string" calcext:value-type="string">
            <text:p>Phyci_DU054.fna</text:p>
          </table:table-cell>
          <table:table-cell table:formula="of:=VLOOKUP([.A62];['Clade Mapping'.$A$1:.$B$43];2;0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innamomi</text:p>
          </table:table-cell>
          <table:table-cell office:value-type="string" calcext:value-type="string">
            <text:p>Phyci_GKB4.fna</text:p>
          </table:table-cell>
          <table:table-cell table:formula="of:=VLOOKUP([.A63];['Clade Mapping'.$A$1:.$B$43];2;0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innamomi</text:p>
          </table:table-cell>
          <table:table-cell office:value-type="string" calcext:value-type="string">
            <text:p>Phyci_MP94-48.fna</text:p>
          </table:table-cell>
          <table:table-cell table:formula="of:=VLOOKUP([.A64];['Clade Mapping'.$A$1:.$B$43];2;0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innamomi</text:p>
          </table:table-cell>
          <table:table-cell office:value-type="string" calcext:value-type="string">
            <text:p>Phyci_NZFS3750.fna</text:p>
          </table:table-cell>
          <table:table-cell table:formula="of:=VLOOKUP([.A65];['Clade Mapping'.$A$1:.$B$43];2;0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innamomi</text:p>
          </table:table-cell>
          <table:table-cell office:value-type="string" calcext:value-type="string">
            <text:p>Phyci_WA94.26.fna</text:p>
          </table:table-cell>
          <table:table-cell table:formula="of:=VLOOKUP([.A66];['Clade Mapping'.$A$1:.$B$43];2;0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fragariae</text:p>
          </table:table-cell>
          <table:table-cell office:value-type="string" calcext:value-type="string">
            <text:p>Phyfr_A4.fna</text:p>
          </table:table-cell>
          <table:table-cell table:formula="of:=VLOOKUP([.A67];['Clade Mapping'.$A$1:.$B$43];2;0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fragariae</text:p>
          </table:table-cell>
          <table:table-cell office:value-type="string" calcext:value-type="string">
            <text:p>Phyfr_BC-1.fna</text:p>
          </table:table-cell>
          <table:table-cell table:formula="of:=VLOOKUP([.A68];['Clade Mapping'.$A$1:.$B$43];2;0)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fragariae</text:p>
          </table:table-cell>
          <table:table-cell office:value-type="string" calcext:value-type="string">
            <text:p>Phyfr_BC-23.fna</text:p>
          </table:table-cell>
          <table:table-cell table:formula="of:=VLOOKUP([.A69];['Clade Mapping'.$A$1:.$B$43];2;0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fragariae</text:p>
          </table:table-cell>
          <table:table-cell office:value-type="string" calcext:value-type="string">
            <text:p>Phyfr_CBS209.46.fna</text:p>
          </table:table-cell>
          <table:table-cell table:formula="of:=VLOOKUP([.A70];['Clade Mapping'.$A$1:.$B$43];2;0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fragariae</text:p>
          </table:table-cell>
          <table:table-cell office:value-type="string" calcext:value-type="string">
            <text:p>Phyfr_CBS309.62.fna</text:p>
          </table:table-cell>
          <table:table-cell table:formula="of:=VLOOKUP([.A71];['Clade Mapping'.$A$1:.$B$43];2;0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fragariae</text:p>
          </table:table-cell>
          <table:table-cell office:value-type="string" calcext:value-type="string">
            <text:p>Phyfr_NOV-27.fna</text:p>
          </table:table-cell>
          <table:table-cell table:formula="of:=VLOOKUP([.A72];['Clade Mapping'.$A$1:.$B$43];2;0)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fragariae</text:p>
          </table:table-cell>
          <table:table-cell office:value-type="string" calcext:value-type="string">
            <text:p>Phyfr_NOV-5.fna</text:p>
          </table:table-cell>
          <table:table-cell table:formula="of:=VLOOKUP([.A73];['Clade Mapping'.$A$1:.$B$43];2;0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fragariae</text:p>
          </table:table-cell>
          <table:table-cell office:value-type="string" calcext:value-type="string">
            <text:p>Phyfr_NOV-71.fna</text:p>
          </table:table-cell>
          <table:table-cell table:formula="of:=VLOOKUP([.A74];['Clade Mapping'.$A$1:.$B$43];2;0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fragariae</text:p>
          </table:table-cell>
          <table:table-cell office:value-type="string" calcext:value-type="string">
            <text:p>Phyfr_NOV-77.fna</text:p>
          </table:table-cell>
          <table:table-cell table:formula="of:=VLOOKUP([.A75];['Clade Mapping'.$A$1:.$B$43];2;0)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fragariae</text:p>
          </table:table-cell>
          <table:table-cell office:value-type="string" calcext:value-type="string">
            <text:p>Phyfr_ONT-3.fna</text:p>
          </table:table-cell>
          <table:table-cell table:formula="of:=VLOOKUP([.A76];['Clade Mapping'.$A$1:.$B$43];2;0)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fragariae</text:p>
          </table:table-cell>
          <table:table-cell office:value-type="string" calcext:value-type="string">
            <text:p>Phyfr_SCRP245.fna</text:p>
          </table:table-cell>
          <table:table-cell table:formula="of:=VLOOKUP([.A77];['Clade Mapping'.$A$1:.$B$43];2;0)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pisi</text:p>
          </table:table-cell>
          <table:table-cell office:value-type="string" calcext:value-type="string">
            <text:p>Phypi.fna</text:p>
          </table:table-cell>
          <table:table-cell table:formula="of:=VLOOKUP([.A78];['Clade Mapping'.$A$1:.$B$43];2;0)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ubi</text:p>
          </table:table-cell>
          <table:table-cell office:value-type="string" calcext:value-type="string">
            <text:p>Phyru_CBS109.892.fna</text:p>
          </table:table-cell>
          <table:table-cell table:formula="of:=VLOOKUP([.A79];['Clade Mapping'.$A$1:.$B$43];2;0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ubi</text:p>
          </table:table-cell>
          <table:table-cell office:value-type="string" calcext:value-type="string">
            <text:p>Phyru_pd0101050015038.fna</text:p>
          </table:table-cell>
          <table:table-cell table:formula="of:=VLOOKUP([.A80];['Clade Mapping'.$A$1:.$B$43];2;0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ubi</text:p>
          </table:table-cell>
          <table:table-cell office:value-type="string" calcext:value-type="string">
            <text:p>Phyru_SCRP249.fna</text:p>
          </table:table-cell>
          <table:table-cell table:formula="of:=VLOOKUP([.A81];['Clade Mapping'.$A$1:.$B$43];2;0)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ubi</text:p>
          </table:table-cell>
          <table:table-cell office:value-type="string" calcext:value-type="string">
            <text:p>Phyru_SCRP324.fna</text:p>
          </table:table-cell>
          <table:table-cell table:formula="of:=VLOOKUP([.A82];['Clade Mapping'.$A$1:.$B$43];2;0)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ubi</text:p>
          </table:table-cell>
          <table:table-cell office:value-type="string" calcext:value-type="string">
            <text:p>Phyru_SCRP333.fna</text:p>
          </table:table-cell>
          <table:table-cell table:formula="of:=VLOOKUP([.A83];['Clade Mapping'.$A$1:.$B$43];2;0)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sojae</text:p>
          </table:table-cell>
          <table:table-cell office:value-type="string" calcext:value-type="string">
            <text:p>Physo_P6497.fna</text:p>
          </table:table-cell>
          <table:table-cell table:formula="of:=VLOOKUP([.A84];['Clade Mapping'.$A$1:.$B$43];2;0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x alni</text:p>
          </table:table-cell>
          <table:table-cell office:value-type="string" calcext:value-type="string">
            <text:p>Phyxa.fna</text:p>
          </table:table-cell>
          <table:table-cell table:formula="of:=VLOOKUP([.A85];['Clade Mapping'.$A$1:.$B$43];2;0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cryptogea</text:p>
          </table:table-cell>
          <table:table-cell office:value-type="string" calcext:value-type="string">
            <text:p>Phycr_CBS418.71.fna</text:p>
          </table:table-cell>
          <table:table-cell table:formula="of:=VLOOKUP([.A86];['Clade Mapping'.$A$1:.$B$43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lateralis</text:p>
          </table:table-cell>
          <table:table-cell office:value-type="string" calcext:value-type="string">
            <text:p>Phyla_CBS168.42.fna</text:p>
          </table:table-cell>
          <table:table-cell table:formula="of:=VLOOKUP([.A87];['Clade Mapping'.$A$1:.$B$43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lateralis</text:p>
          </table:table-cell>
          <table:table-cell office:value-type="string" calcext:value-type="string">
            <text:p>Phyla_SMSTG.fna</text:p>
          </table:table-cell>
          <table:table-cell table:formula="of:=VLOOKUP([.A88];['Clade Mapping'.$A$1:.$B$43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lateralis MPF4</text:p>
          </table:table-cell>
          <table:table-cell office:value-type="string" calcext:value-type="string">
            <text:p>Phyla_MPF4.fna</text:p>
          </table:table-cell>
          <table:table-cell table:formula="of:=VLOOKUP([.A89];['Clade Mapping'.$A$1:.$B$43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lateralis MPF6</text:p>
          </table:table-cell>
          <table:table-cell office:value-type="string" calcext:value-type="string">
            <text:p>Phyla_MPF6.fna</text:p>
          </table:table-cell>
          <table:table-cell table:formula="of:=VLOOKUP([.A90];['Clade Mapping'.$A$1:.$B$43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lateralis SMST21</text:p>
          </table:table-cell>
          <table:table-cell office:value-type="string" calcext:value-type="string">
            <text:p>Phyla_SMST21.fna</text:p>
          </table:table-cell>
          <table:table-cell table:formula="of:=VLOOKUP([.A91];['Clade Mapping'.$A$1:.$B$43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CC1011.fna</text:p>
          </table:table-cell>
          <table:table-cell table:formula="of:=VLOOKUP([.A92];['Clade Mapping'.$A$1:.$B$43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CDFA1418886.fna</text:p>
          </table:table-cell>
          <table:table-cell table:formula="of:=VLOOKUP([.A93];['Clade Mapping'.$A$1:.$B$43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12275.fna</text:p>
          </table:table-cell>
          <table:table-cell table:formula="of:=VLOOKUP([.A94];['Clade Mapping'.$A$1:.$B$43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1CC1008.fna</text:p>
          </table:table-cell>
          <table:table-cell table:formula="of:=VLOOKUP([.A95];['Clade Mapping'.$A$1:.$B$43];2;0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1CC1033.fna</text:p>
          </table:table-cell>
          <table:table-cell table:formula="of:=VLOOKUP([.A96];['Clade Mapping'.$A$1:.$B$43];2;0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1CC1048.fna</text:p>
          </table:table-cell>
          <table:table-cell table:formula="of:=VLOOKUP([.A97];['Clade Mapping'.$A$1:.$B$43];2;0)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1CC12475.fna</text:p>
          </table:table-cell>
          <table:table-cell table:formula="of:=VLOOKUP([.A98];['Clade Mapping'.$A$1:.$B$43];2;0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1CC14654.fna</text:p>
          </table:table-cell>
          <table:table-cell table:formula="of:=VLOOKUP([.A99];['Clade Mapping'.$A$1:.$B$43];2;0)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1CC2168.fna</text:p>
          </table:table-cell>
          <table:table-cell table:formula="of:=VLOOKUP([.A100];['Clade Mapping'.$A$1:.$B$43];2;0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1CC2176.fna</text:p>
          </table:table-cell>
          <table:table-cell table:formula="of:=VLOOKUP([.A101];['Clade Mapping'.$A$1:.$B$43];2;0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1CC2184.fna</text:p>
          </table:table-cell>
          <table:table-cell table:formula="of:=VLOOKUP([.A102];['Clade Mapping'.$A$1:.$B$43];2;0)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1CC2186.fna</text:p>
          </table:table-cell>
          <table:table-cell table:formula="of:=VLOOKUP([.A103];['Clade Mapping'.$A$1:.$B$43];2;0)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1CC2187.fna</text:p>
          </table:table-cell>
          <table:table-cell table:formula="of:=VLOOKUP([.A104];['Clade Mapping'.$A$1:.$B$43];2;0)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2_996_3.fna</text:p>
          </table:table-cell>
          <table:table-cell table:formula="of:=VLOOKUP([.A105];['Clade Mapping'.$A$1:.$B$43];2;0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2_SOD58_12.fna</text:p>
          </table:table-cell>
          <table:table-cell table:formula="of:=VLOOKUP([.A106];['Clade Mapping'.$A$1:.$B$43];2;0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2SOD136_11.fna</text:p>
          </table:table-cell>
          <table:table-cell table:formula="of:=VLOOKUP([.A107];['Clade Mapping'.$A$1:.$B$43];2;0)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2SOD158_11.fna</text:p>
          </table:table-cell>
          <table:table-cell table:formula="of:=VLOOKUP([.A108];['Clade Mapping'.$A$1:.$B$43];2;0)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2SOD169_11.fna</text:p>
          </table:table-cell>
          <table:table-cell table:formula="of:=VLOOKUP([.A109];['Clade Mapping'.$A$1:.$B$43];2;0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2SOD22_12.fna</text:p>
          </table:table-cell>
          <table:table-cell table:formula="of:=VLOOKUP([.A110];['Clade Mapping'.$A$1:.$B$43];2;0)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2SOD69_12.fna</text:p>
          </table:table-cell>
          <table:table-cell table:formula="of:=VLOOKUP([.A111];['Clade Mapping'.$A$1:.$B$43];2;0)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2SODL51.fna</text:p>
          </table:table-cell>
          <table:table-cell table:formula="of:=VLOOKUP([.A112];['Clade Mapping'.$A$1:.$B$43];2;0)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Pr102.fna</text:p>
          </table:table-cell>
          <table:table-cell table:formula="of:=VLOOKUP([.A113];['Clade Mapping'.$A$1:.$B$43];2;0)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Pr102-2018.fna</text:p>
          </table:table-cell>
          <table:table-cell table:formula="of:=VLOOKUP([.A114];['Clade Mapping'.$A$1:.$B$43];2;0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syringae</text:p>
          </table:table-cell>
          <table:table-cell office:value-type="string" calcext:value-type="string">
            <text:p>Physy_BL57G.fna</text:p>
          </table:table-cell>
          <table:table-cell table:formula="of:=VLOOKUP([.A115];['Clade Mapping'.$A$1:.$B$43];2;0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kernoviae</text:p>
          </table:table-cell>
          <table:table-cell office:value-type="string" calcext:value-type="string">
            <text:p>Phyke_CBS122049.fna</text:p>
          </table:table-cell>
          <table:table-cell table:formula="of:=VLOOKUP([.A116];['Clade Mapping'.$A$1:.$B$43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kernoviae</text:p>
          </table:table-cell>
          <table:table-cell office:value-type="string" calcext:value-type="string">
            <text:p>Phyke_Chile1.fna</text:p>
          </table:table-cell>
          <table:table-cell table:formula="of:=VLOOKUP([.A117];['Clade Mapping'.$A$1:.$B$43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kernoviae</text:p>
          </table:table-cell>
          <table:table-cell office:value-type="string" calcext:value-type="string">
            <text:p>Phyke_Chile2.fna</text:p>
          </table:table-cell>
          <table:table-cell table:formula="of:=VLOOKUP([.A118];['Clade Mapping'.$A$1:.$B$43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kernoviae</text:p>
          </table:table-cell>
          <table:table-cell office:value-type="string" calcext:value-type="string">
            <text:p>Phyke_Chile4.fna</text:p>
          </table:table-cell>
          <table:table-cell table:formula="of:=VLOOKUP([.A119];['Clade Mapping'.$A$1:.$B$43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kernoviae</text:p>
          </table:table-cell>
          <table:table-cell office:value-type="string" calcext:value-type="string">
            <text:p>Phyke_Chile6.fna</text:p>
          </table:table-cell>
          <table:table-cell table:formula="of:=VLOOKUP([.A120];['Clade Mapping'.$A$1:.$B$43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kernoviae</text:p>
          </table:table-cell>
          <table:table-cell office:value-type="string" calcext:value-type="string">
            <text:p>Phyke_Chile7.fna</text:p>
          </table:table-cell>
          <table:table-cell table:formula="of:=VLOOKUP([.A121];['Clade Mapping'.$A$1:.$B$43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kernoviae</text:p>
          </table:table-cell>
          <table:table-cell office:value-type="string" calcext:value-type="string">
            <text:p>Phyke_NZFS2646.fna</text:p>
          </table:table-cell>
          <table:table-cell table:formula="of:=VLOOKUP([.A122];['Clade Mapping'.$A$1:.$B$43];2;0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kernoviae</text:p>
          </table:table-cell>
          <table:table-cell office:value-type="string" calcext:value-type="string">
            <text:p>Phyke_NZFS3630.fna</text:p>
          </table:table-cell>
          <table:table-cell table:formula="of:=VLOOKUP([.A123];['Clade Mapping'.$A$1:.$B$43];2;0)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kernoviae 00238/432</text:p>
          </table:table-cell>
          <table:table-cell office:value-type="string" calcext:value-type="string">
            <text:p>Phyke_00238_432.fna</text:p>
          </table:table-cell>
          <table:table-cell table:formula="of:=VLOOKUP([.A124];['Clade Mapping'.$A$1:.$B$43];2;0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kernoviae 00629/1</text:p>
          </table:table-cell>
          <table:table-cell office:value-type="string" calcext:value-type="string">
            <text:p>Phyke_00629_1.fna</text:p>
          </table:table-cell>
          <table:table-cell table:formula="of:=VLOOKUP([.A125];['Clade Mapping'.$A$1:.$B$43];2;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kernoviae 00844/4</text:p>
          </table:table-cell>
          <table:table-cell office:value-type="string" calcext:value-type="string">
            <text:p>Phyke_00844_4.fna</text:p>
          </table:table-cell>
          <table:table-cell table:formula="of:=VLOOKUP([.A126];['Clade Mapping'.$A$1:.$B$43];2;0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 boehmeriae</text:p>
          </table:table-cell>
          <table:table-cell office:value-type="string" calcext:value-type="string">
            <text:p>Phybo_SCRP23.fna</text:p>
          </table:table-cell>
          <table:table-cell table:formula="of:=VLOOKUP([.A127];['Clade Mapping'.$A$1:.$B$43];2;0)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taxon totara</text:p>
          </table:table-cell>
          <table:table-cell office:value-type="string" calcext:value-type="string">
            <text:p>Phyta_toNZFS3642.fna</text:p>
          </table:table-cell>
          <table:table-cell table:formula="of:=VLOOKUP([.A128];['Clade Mapping'.$A$1:.$B$43];2;0)" office:value-type="string" office:string-value="A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phthora taxon totara</text:p>
          </table:table-cell>
          <table:table-cell office:value-type="string" calcext:value-type="string">
            <text:p>Phyta_toNZFS3727.fna</text:p>
          </table:table-cell>
          <table:table-cell table:formula="of:=VLOOKUP([.A129];['Clade Mapping'.$A$1:.$B$43];2;0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Clade Mapping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hytophthora agathidicid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hytophthora aleato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cambivor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ytophthora capsic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tophthora chlamydospor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ytophthora cinnamom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ytophthora colocasia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tophthora cryptoge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ytophthora fragaria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ytophthora gonapodyid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ytophthora idae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infest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infestans T30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kernovia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ytophthora kernoviae 00238/4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ytophthora kernoviae 00629/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ytophthora kernoviae 00844/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ytophthora laterali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ytophthora lateralis MPF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ytophthora lateralis MPF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ytophthora lateralis SMST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ytophthora litch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ytophthora megakary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ytophthora multivo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tophthora nicotiana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palmivor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ytophthora palmivora var. palmivor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ytophthora parasit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parasitica INRA-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pinifo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ytophthora pis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ytophthora plurivo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tophthora pluvial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tophthora pseudosyringa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ytophthora rub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ytophthora soja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ytophthora syringa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ytophthora taxon totar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hytophthora x aln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ytophthora boehmeria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ytophthora pseudosyringae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'Sample 2 Clade'.A1:'Sample 2 Clade'.C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1:53:09.640633106</meta:creation-date>
    <dc:date>2023-12-28T12:11:53.633357937</dc:date>
    <meta:editing-duration>PT18M44S</meta:editing-duration>
    <meta:editing-cycles>1</meta:editing-cycles>
    <meta:document-statistic meta:table-count="2" meta:cell-count="602" meta:object-count="0"/>
    <meta:generator>LibreOffice/7.5.9.2$Linux_X86_64 LibreOffice_project/50$Build-2</meta:generator>
  </office:meta>
</office:document-meta>
</file>